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1.4063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19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6146in"/>
    </style:style>
    <style:style style:name="co27" style:family="table-column">
      <style:table-column-properties fo:break-before="auto" style:column-width="1.552in"/>
    </style:style>
    <style:style style:name="co28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39" style:family="table-column">
      <style:table-column-properties fo:break-before="auto" style:column-width="0.8335in"/>
    </style:style>
    <style:style style:name="co40" style:family="table-column">
      <style:table-column-properties fo:break-before="auto" style:column-width="3.2917in"/>
    </style:style>
    <style:style style:name="co41" style:family="table-column">
      <style:table-column-properties fo:break-before="auto" style:column-width="0.5102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2in" fo:break-before="auto" style:use-optimal-row-height="true"/>
    </style:style>
    <style:style style:name="ro59" style:family="table-row">
      <style:table-row-properties style:row-height="3.8in" fo:break-before="auto" style:use-optimal-row-height="true"/>
    </style:style>
    <style:style style:name="ro60" style:family="table-row">
      <style:table-row-properties style:row-height="2.4in" fo:break-before="auto" style:use-optimal-row-height="true"/>
    </style:style>
    <style:style style:name="ro61" style:family="table-row">
      <style:table-row-properties style:row-height="2.8in" fo:break-before="auto" style:use-optimal-row-height="true"/>
    </style:style>
    <style:style style:name="ro62" style:family="table-row">
      <style:table-row-properties style:row-height="2.6in" fo:break-before="auto" style:use-optimal-row-height="true"/>
    </style:style>
    <style:style style:name="ro63" style:family="table-row">
      <style:table-row-properties style:row-height="3in" fo:break-before="auto" style:use-optimal-row-height="true"/>
    </style:style>
    <style:style style:name="ro64" style:family="table-row">
      <style:table-row-properties style:row-height="3.6in" fo:break-before="auto" style:use-optimal-row-height="true"/>
    </style:style>
    <style:style style:name="ro65" style:family="table-row">
      <style:table-row-properties style:row-height="4.4in" fo:break-before="auto" style:use-optimal-row-height="true"/>
    </style:style>
    <style:style style:name="ro66" style:family="table-row">
      <style:table-row-properties style:row-height="3.4in" fo:break-before="auto" style:use-optimal-row-height="true"/>
    </style:style>
    <style:style style:name="ro67" style:family="table-row">
      <style:table-row-properties style:row-height="3.2in" fo:break-before="auto" style:use-optimal-row-height="true"/>
    </style:style>
    <style:style style:name="ro68" style:family="table-row">
      <style:table-row-properties style:row-height="4.2in" fo:break-before="auto" style:use-optimal-row-height="true"/>
    </style:style>
    <style:style style:name="ro69" style:family="table-row">
      <style:table-row-properties style:row-height="3.9335in" fo:break-before="auto" style:use-optimal-row-height="true"/>
    </style:style>
    <style:style style:name="ro70" style:family="table-row">
      <style:table-row-properties style:row-height="4in" fo:break-before="auto" style:use-optimal-row-height="true"/>
    </style:style>
    <style:style style:name="ro134" style:family="table-row">
      <style:table-row-properties style:row-height="0.2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17in" fo:break-before="auto" style:use-optimal-row-height="true"/>
    </style:style>
    <style:style style:name="ro84" style:family="table-row">
      <style:table-row-properties style:row-height="1.886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38" style:family="table-row">
      <style:table-row-properties style:row-height="0.2453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7189in" fo:break-before="auto" style:use-optimal-row-height="false"/>
    </style:style>
    <style:style style:name="ro41" style:family="table-row">
      <style:table-row-properties style:row-height="0.6335in" fo:break-before="auto" style:use-optimal-row-height="false"/>
    </style:style>
    <style:style style:name="ro42" style:family="table-row">
      <style:table-row-properties style:row-height="0.6854in" fo:break-before="auto" style:use-optimal-row-height="false"/>
    </style:style>
    <style:style style:name="ro43" style:family="table-row">
      <style:table-row-properties style:row-height="0.5563in" fo:break-before="auto" style:use-optimal-row-height="false"/>
    </style:style>
    <style:style style:name="ro44" style:family="table-row">
      <style:table-row-properties style:row-height="0.5689in" fo:break-before="auto" style:use-optimal-row-height="false"/>
    </style:style>
    <style:style style:name="ro45" style:family="table-row">
      <style:table-row-properties style:row-height="0.5311in" fo:break-before="auto" style:use-optimal-row-height="false"/>
    </style:style>
    <style:style style:name="ro46" style:family="table-row">
      <style:table-row-properties style:row-height="0.5957in" fo:break-before="auto" style:use-optimal-row-height="false"/>
    </style:style>
    <style:style style:name="ro47" style:family="table-row">
      <style:table-row-properties style:row-height="0.7626in" fo:break-before="auto" style:use-optimal-row-height="false"/>
    </style:style>
    <style:style style:name="ro48" style:family="table-row">
      <style:table-row-properties style:row-height="0.6063in" fo:break-before="auto" style:use-optimal-row-height="false"/>
    </style:style>
    <style:style style:name="ro49" style:family="table-row">
      <style:table-row-properties style:row-height="0.698in" fo:break-before="auto" style:use-optimal-row-height="false"/>
    </style:style>
    <style:style style:name="ro50" style:family="table-row">
      <style:table-row-properties style:row-height="0.648in" fo:break-before="auto" style:use-optimal-row-height="false"/>
    </style:style>
    <style:style style:name="ro51" style:family="table-row">
      <style:table-row-properties style:row-height="0.5728in" fo:break-before="auto" style:use-optimal-row-height="false"/>
    </style:style>
    <style:style style:name="ro52" style:family="table-row">
      <style:table-row-properties style:row-height="0.6583in" fo:break-before="auto" style:use-optimal-row-height="false"/>
    </style:style>
    <style:style style:name="ro53" style:family="table-row">
      <style:table-row-properties style:row-height="0.6043in" fo:break-before="auto" style:use-optimal-row-height="false"/>
    </style:style>
    <style:style style:name="ro54" style:family="table-row">
      <style:table-row-properties style:row-height="0.4917in" fo:break-before="auto" style:use-optimal-row-height="false"/>
    </style:style>
    <style:style style:name="ro55" style:family="table-row">
      <style:table-row-properties style:row-height="0.5437in" fo:break-before="auto" style:use-optimal-row-height="false"/>
    </style:style>
    <style:style style:name="ro56" style:family="table-row">
      <style:table-row-properties style:row-height="0.5189in" fo:break-before="auto" style:use-optimal-row-height="false"/>
    </style:style>
    <style:style style:name="ro73" style:family="table-row">
      <style:table-row-properties style:row-height="0.4146in" fo:break-before="auto" style:use-optimal-row-height="false"/>
    </style:style>
    <style:style style:name="ro74" style:family="table-row">
      <style:table-row-properties style:row-height="0.5835in" fo:break-before="auto" style:use-optimal-row-height="false"/>
    </style:style>
    <style:style style:name="ro75" style:family="table-row">
      <style:table-row-properties style:row-height="0.2291in" fo:break-before="auto" style:use-optimal-row-height="false"/>
    </style:style>
    <style:style style:name="ro76" style:family="table-row">
      <style:table-row-properties style:row-height="0.3874in" fo:break-before="auto" style:use-optimal-row-height="false"/>
    </style:style>
    <style:style style:name="ro77" style:family="table-row">
      <style:table-row-properties style:row-height="0.5043in" fo:break-before="auto" style:use-optimal-row-height="false"/>
    </style:style>
    <style:style style:name="ro78" style:family="table-row">
      <style:table-row-properties style:row-height="0.5937in" fo:break-before="auto" style:use-optimal-row-height="false"/>
    </style:style>
    <style:style style:name="ro79" style:family="table-row">
      <style:table-row-properties style:row-height="0.6146in" fo:break-before="auto" style:use-optimal-row-height="false"/>
    </style:style>
    <style:style style:name="ro80" style:family="table-row">
      <style:table-row-properties style:row-height="0.6354in" fo:break-before="auto" style:use-optimal-row-height="false"/>
    </style:style>
    <style:style style:name="ro82" style:family="table-row">
      <style:table-row-properties style:row-height="0.5417in" fo:break-before="auto" style:use-optimal-row-height="false"/>
    </style:style>
    <style:style style:name="ro83" style:family="table-row">
      <style:table-row-properties style:row-height="0.5626in" fo:break-before="auto" style:use-optimal-row-height="false"/>
    </style:style>
    <style:style style:name="ro93" style:family="table-row">
      <style:table-row-properties style:row-height="0.752in" fo:break-before="auto" style:use-optimal-row-height="false"/>
    </style:style>
    <style:style style:name="ro94" style:family="table-row">
      <style:table-row-properties style:row-height="0.7126in" fo:break-before="auto" style:use-optimal-row-height="false"/>
    </style:style>
    <style:style style:name="ro95" style:family="table-row">
      <style:table-row-properties style:row-height="0.6228in" fo:break-before="auto" style:use-optimal-row-height="false"/>
    </style:style>
    <style:style style:name="ro96" style:family="table-row">
      <style:table-row-properties style:row-height="0.6752in" fo:break-before="auto" style:use-optimal-row-height="false"/>
    </style:style>
    <style:style style:name="ro97" style:family="table-row">
      <style:table-row-properties style:row-height="0.6437in" fo:break-before="auto" style:use-optimal-row-height="false"/>
    </style:style>
    <style:style style:name="ro98" style:family="table-row">
      <style:table-row-properties style:row-height="0.4791in" fo:break-before="auto" style:use-optimal-row-height="false"/>
    </style:style>
    <style:style style:name="ro99" style:family="table-row">
      <style:table-row-properties style:row-height="0.4543in" fo:break-before="auto" style:use-optimal-row-height="false"/>
    </style:style>
    <style:style style:name="ro100" style:family="table-row">
      <style:table-row-properties style:row-height="0.4665in" fo:break-before="auto" style:use-optimal-row-height="false"/>
    </style:style>
    <style:style style:name="ro101" style:family="table-row">
      <style:table-row-properties style:row-height="0.7252in" fo:break-before="auto" style:use-optimal-row-height="false"/>
    </style:style>
    <style:style style:name="ro102" style:family="table-row">
      <style:table-row-properties style:row-height="0.2189in" fo:break-before="auto" style:use-optimal-row-height="false"/>
    </style:style>
    <style:style style:name="ro103" style:family="table-row">
      <style:table-row-properties style:row-height="0.2165in" fo:break-before="auto" style:use-optimal-row-height="false"/>
    </style:style>
    <style:style style:name="ro104" style:family="table-row">
      <style:table-row-properties style:row-height="0.7374in" fo:break-before="auto" style:use-optimal-row-height="false"/>
    </style:style>
    <style:style style:name="ro105" style:family="table-row">
      <style:table-row-properties style:row-height="1.1335in" fo:break-before="auto" style:use-optimal-row-height="false"/>
    </style:style>
    <style:style style:name="ro106" style:family="table-row">
      <style:table-row-properties style:row-height="0.5209in" fo:break-before="auto" style:use-optimal-row-height="false"/>
    </style:style>
    <style:style style:name="ro107" style:family="table-row">
      <style:table-row-properties style:row-height="0.3957in" fo:break-before="auto" style:use-optimal-row-height="false"/>
    </style:style>
    <style:style style:name="ro108" style:family="table-row">
      <style:table-row-properties style:row-height="0.2272in" fo:break-before="auto" style:use-optimal-row-height="false"/>
    </style:style>
    <style:style style:name="ro109" style:family="table-row">
      <style:table-row-properties style:row-height="0.4583in" fo:break-before="auto" style:use-optimal-row-height="false"/>
    </style:style>
    <style:style style:name="ro110" style:family="table-row">
      <style:table-row-properties style:row-height="0.3783in" fo:break-before="auto" style:use-optimal-row-height="true"/>
    </style:style>
    <style:style style:name="ro111" style:family="table-row">
      <style:table-row-properties style:row-height="0.4165in" fo:break-before="auto" style:use-optimal-row-height="false"/>
    </style:style>
    <style:style style:name="ro112" style:family="table-row">
      <style:table-row-properties style:row-height="0.552in" fo:break-before="auto" style:use-optimal-row-height="false"/>
    </style:style>
    <style:style style:name="ro113" style:family="table-row">
      <style:table-row-properties style:row-height="0.5457in" fo:break-before="auto" style:use-optimal-row-height="true"/>
    </style:style>
    <style:style style:name="ro114" style:family="table-row">
      <style:table-row-properties style:row-height="0.5in" fo:break-before="auto" style:use-optimal-row-height="false"/>
    </style:style>
    <style:style style:name="ro115" style:family="table-row">
      <style:table-row-properties style:row-height="0.4898in" fo:break-before="auto" style:use-optimal-row-height="false"/>
    </style:style>
    <style:style style:name="ro116" style:family="table-row">
      <style:table-row-properties style:row-height="0.7244in" fo:break-before="auto" style:use-optimal-row-height="true"/>
    </style:style>
    <style:style style:name="ro117" style:family="table-row">
      <style:table-row-properties style:row-height="0.4008in" fo:break-before="auto" style:use-optimal-row-height="false"/>
    </style:style>
    <style:style style:name="ro118" style:family="table-row">
      <style:table-row-properties style:row-height="0.3898in" fo:break-before="auto" style:use-optimal-row-height="false"/>
    </style:style>
    <style:style style:name="ro119" style:family="table-row">
      <style:table-row-properties style:row-height="0.7689in" fo:break-before="auto" style:use-optimal-row-height="true"/>
    </style:style>
    <style:style style:name="ro120" style:family="table-row">
      <style:table-row-properties style:row-height="0.3898in" fo:break-before="auto" style:use-optimal-row-height="true"/>
    </style:style>
    <style:style style:name="ro121" style:family="table-row">
      <style:table-row-properties style:row-height="0.211in" fo:break-before="auto" style:use-optimal-row-height="true"/>
    </style:style>
    <style:style style:name="ro122" style:family="table-row">
      <style:table-row-properties style:row-height="0.5791in" fo:break-before="auto" style:use-optimal-row-height="true"/>
    </style:style>
    <style:style style:name="ro123" style:family="table-row">
      <style:table-row-properties style:row-height="0.9583in" fo:break-before="auto" style:use-optimal-row-height="true"/>
    </style:style>
    <style:style style:name="ro124" style:family="table-row">
      <style:table-row-properties style:row-height="1.3256in" fo:break-before="auto" style:use-optimal-row-height="true"/>
    </style:style>
    <style:style style:name="ro125" style:family="table-row">
      <style:table-row-properties style:row-height="1.5154in" fo:break-before="auto" style:use-optimal-row-height="true"/>
    </style:style>
    <style:style style:name="ro126" style:family="table-row">
      <style:table-row-properties style:row-height="1.13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0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0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11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19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0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21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2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2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30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131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132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2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5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6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47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48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49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6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Default" style:data-style-name="N0">
      <style:table-cell-properties fo:background-color="#c0c0c0"/>
    </style:style>
    <style:style style:name="ce16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66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38">
          <table:table-cell table:number-columns-repeated="3"/>
          <table:table-cell table:style-name="ce101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104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102" office:value-type="string">
            <text:p>Test Type</text:p>
          </table:table-cell>
          <table:table-cell table:style-name="ce102" office:value-type="string">
            <text:p>Total No. of Test Case</text:p>
          </table:table-cell>
          <table:table-cell table:style-name="ce102" office:value-type="string">
            <text:p>No. of Test Cases Automated completely</text:p>
          </table:table-cell>
          <table:table-cell table:style-name="ce102" office:value-type="string">
            <text:p>Automatable</text:p>
          </table:table-cell>
          <table:table-cell table:style-name="ce102" office:value-type="string">
            <text:p>Invalid</text:p>
          </table:table-cell>
          <table:table-cell table:style-name="ce102" office:value-type="string">
            <text:p>Queries</text:p>
          </table:table-cell>
          <table:table-cell table:style-name="ce102" office:value-type="string">
            <text:p>Pending</text:p>
          </table:table-cell>
          <table:table-cell table:style-name="ce102" office:value-type="string">
            <text:p>Test Case Executed</text:p>
          </table:table-cell>
          <table:table-cell table:style-name="ce102" office:value-type="string">
            <text:p>Test Case Passed in Firefox</text:p>
          </table:table-cell>
          <table:table-cell table:style-name="ce102" office:value-type="string">
            <text:p>Test Case Failed in Firefox</text:p>
          </table:table-cell>
          <table:table-cell table:style-name="ce102" office:value-type="string">
            <text:p>Test Case Passed in IE</text:p>
          </table:table-cell>
          <table:table-cell table:style-name="ce102" office:value-type="string">
            <text:p>Test Case Failed in IE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Tree Navigation Views</text:p>
          </table:table-cell>
          <table:table-cell table:style-name="ce105" office:value-type="float" office:value="138">
            <text:p>138</text:p>
          </table:table-cell>
          <table:table-cell table:style-name="ce105" office:value-type="float" office:value="119">
            <text:p>1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">
            <text:p>2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">
            <text:p>22</text:p>
          </table:table-cell>
          <table:table-cell table:style-name="ce105" table:formula="of:=COUNTIF([Tree_Navigation_Views.I3:.I322];&quot;YES&quot;)" office:value-type="float" office:value="125">
            <text:p>125</text:p>
          </table:table-cell>
          <table:table-cell table:style-name="ce105" office:value-type="float" office:value="113">
            <text:p>11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08">
            <text:p>108</text:p>
          </table:table-cell>
          <table:table-cell table:style-name="ce105" office:value-type="float" office:value="11">
            <text:p>1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Plan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/>
          <table:table-cell table:style-name="ce105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">
            <text:p>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Command Execution Undo and Redo</text:p>
          </table:table-cell>
          <table:table-cell table:style-name="ce105" office:value-type="float" office:value="60">
            <text:p>60</text:p>
          </table:table-cell>
          <table:table-cell table:style-name="ce105" office:value-type="float" office:value="49">
            <text:p>49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">
            <text:p>4</text:p>
          </table:table-cell>
          <table:table-cell table:style-name="ce105" table:formula="of:=COUNTIF([Command_Execution_Undo_and_Redo.I3:.I189];&quot;YES&quot;)" office:value-type="float" office:value="50">
            <text:p>50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45">
            <text:p>45</text:p>
          </table:table-cell>
          <table:table-cell table:style-name="ce105" office:value-type="float" office:value="4">
            <text:p>4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2" office:value-type="string">
            <text:p>Total</text:p>
          </table:table-cell>
          <table:table-cell table:style-name="ce106" office:value-type="float" office:value="314">
            <text:p>314</text:p>
          </table:table-cell>
          <table:table-cell table:style-name="ce106" office:value-type="float" office:value="194">
            <text:p>194</text:p>
          </table:table-cell>
          <table:table-cell table:style-name="ce107"/>
          <table:table-cell table:style-name="ce107" office:value-type="float" office:value="28">
            <text:p>28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26">
            <text:p>26</text:p>
          </table:table-cell>
          <table:table-cell table:style-name="ce107" table:formula="of:=SUM([.K8:.K10])" office:value-type="float" office:value="201">
            <text:p>201</text:p>
          </table:table-cell>
          <table:table-cell table:style-name="ce107" office:value-type="float" office:value="187">
            <text:p>187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6">
            <text:p>1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10"/>
        <table:table-column table:style-name="co34" table:number-columns-repeated="2" table:default-cell-style-name="ce141"/>
        <table:table-column table:style-name="co35" table:default-cell-style-name="ce141"/>
        <table:table-column table:style-name="co36" table:number-columns-repeated="2" table:default-cell-style-name="ce141"/>
        <table:table-column table:style-name="co37" table:default-cell-style-name="ce141"/>
        <table:table-column table:style-name="co38" table:default-cell-style-name="ce141"/>
        <table:table-column table:style-name="co28" table:default-cell-style-name="ce141"/>
        <table:table-column table:style-name="co39" table:default-cell-style-name="ce141"/>
        <table:table-column table:style-name="co1" table:default-cell-style-name="ce141"/>
        <table:table-column table:style-name="co1" table:default-cell-style-name="ce142"/>
        <table:table-column table:style-name="co8" table:default-cell-style-name="ce142"/>
        <table:table-column table:style-name="co1" table:number-columns-repeated="244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5" table:default-cell-style-name="ce142"/>
        <table:table-column table:style-name="co8" table:default-cell-style-name="ce142"/>
        <table:table-row table:style-name="ro1">
          <table:table-cell table:style-name="ce108" office:value-type="string">
            <text:p>TEST CASE 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TEPS</text:p>
          </table:table-cell>
          <table:table-cell table:style-name="ce132" office:value-type="string">
            <text:p>KEY VERIFICATION</text:p>
          </table:table-cell>
          <table:table-cell table:style-name="ce132" office:value-type="string">
            <text:p>KEY VERIFICATION</text:p>
          </table:table-cell>
          <table:table-cell table:style-name="ce132" table:number-columns-repeated="3"/>
          <table:table-cell table:style-name="ce132" office:value-type="string">
            <text:p>AUTOMATED</text:p>
          </table:table-cell>
          <table:table-cell table:style-name="ce132" office:value-type="string">
            <text:p>RESULT</text:p>
          </table:table-cell>
          <table:table-cell table:style-name="ce132" office:value-type="string">
            <text:p>SCRIPT EXCEPTION</text:p>
          </table:table-cell>
          <table:table-cell table:style-name="ce132" office:value-type="string">
            <text:p>ERROR</text:p>
          </table:table-cell>
          <table:table-cell table:style-name="ce132" office:value-type="string">
            <text:p>TICKET NO.</text:p>
          </table:table-cell>
          <table:table-cell table:style-name="ce132" office:value-type="string">
            <text:p>COMMENT</text:p>
          </table:table-cell>
          <table:table-cell table:style-name="ce132" table:number-columns-repeated="1010"/>
        </table:table-row>
        <table:table-row table:style-name="ro1">
          <table:table-cell table:style-name="ce109"/>
          <table:table-cell table:style-name="ce140" table:number-columns-repeated="10"/>
          <table:table-cell table:number-columns-repeated="1012"/>
          <table:table-cell table:style-name="ce116"/>
        </table:table-row>
        <table:table-row table:style-name="ro40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42"/>
          <table:table-cell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 table:number-columns-repeated="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42" table:number-columns-repeated="3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3_SignoutOnHomePage</text:p>
          </table:table-cell>
          <table:table-cell/>
          <table:table-cell table:style-name="ce140"/>
          <table:table-cell table:style-name="ce143"/>
          <table:table-cell office:value-type="string">
            <text:p>Click on Sign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/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3">
          <table:table-cell office:value-type="string">
            <text:p>MAV0004_viewAdminHome</text:p>
          </table:table-cell>
          <table:table-cell table:style-name="ce140"/>
          <table:table-cell table:number-columns-repeated="2"/>
          <table:table-cell table:style-name="ce143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42" table:number-columns-repeated="2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5_logoutOnAdminPage</text:p>
          </table:table-cell>
          <table:table-cell table:style-name="ce140" table:number-columns-repeated="2"/>
          <table:table-cell table:style-name="ce143"/>
          <table:table-cell/>
          <table:table-cell table:style-name="ce142" office:value-type="string">
            <text:p>Click on Log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6_redirectToPlanPage</text:p>
          </table:table-cell>
          <table:table-cell table:number-columns-repeated="2"/>
          <table:table-cell table:style-name="ce140"/>
          <table:table-cell table:style-name="ce142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/>
          <table:table-cell table:style-name="ce140" table:number-columns-repeated="2"/>
          <table:table-cell table:number-columns-repeated="4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7_logoutOnPlanPage</text:p>
          </table:table-cell>
          <table:table-cell/>
          <table:table-cell table:style-name="ce140" table:number-columns-repeated="3"/>
          <table:table-cell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43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7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1">
          <table:table-cell table:style-name="ce111" office:value-type="string">
            <text:p>MAV0008_hidePlannerInfo</text:p>
          </table:table-cell>
          <table:table-cell table:style-name="ce142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09_viewAboutPlanWindow</text:p>
          </table:table-cell>
          <table:table-cell table:style-name="ce142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010_viewAllEventForm</text:p>
          </table:table-cell>
          <table:table-cell table:style-name="ce142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48">
          <table:table-cell table:style-name="ce111" office:value-type="string">
            <text:p>MAV0011_viewAllSecrecyclassificationsForm</text:p>
          </table:table-cell>
          <table:table-cell table:style-name="ce142"/>
          <table:table-cell table:number-columns-repeated="4"/>
          <table:table-cell table:style-name="ce155" office:value-type="string">
            <text:p>Clicks on the "secrecy classifications" option under "show" pop up menu</text:p>
          </table:table-cell>
          <table:table-cell table:style-name="ce155" office:value-type="string">
            <text:p>Verify that form with heading "Secrecy Classific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9">
          <table:table-cell table:style-name="ce111" office:value-type="string">
            <text:p>MAV0012_viewAllOrganizationForm</text:p>
          </table:table-cell>
          <table:table-cell table:style-name="ce142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55" office:value-type="string">
            <text:p>Verify that form with heading "All Organizations" gets loaded on the About Plan window</text:p>
          </table:table-cell>
          <table:table-cell table:style-name="ce143" office:value-type="string">
            <text:p>Yes</text:p>
          </table:table-cell>
          <table:table-cell table:style-name="ce143"/>
          <table:table-cell table:number-columns-repeated="1013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0">
          <table:table-cell table:style-name="ce113" office:value-type="string">
            <text:p>MAV0013_viewAllSegmentsForm</text:p>
          </table:table-cell>
          <table:table-cell table:style-name="ce144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1">
          <table:table-cell table:style-name="ce113" office:value-type="string">
            <text:p>MAV0014_viewProcedureMapForm</text:p>
          </table:table-cell>
          <table:table-cell table:style-name="ce144"/>
          <table:table-cell table:number-columns-repeated="4"/>
          <table:table-cell table:style-name="ce160" office:value-type="string">
            <text:p>Clicks on the "procedures map" option under "show" pop up menu</text:p>
          </table:table-cell>
          <table:table-cell table:style-name="ce160" office:value-type="string">
            <text:p>Verify that form with heading "Procedure Map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4" office:value-type="string">
            <text:p>MAV0015_viewDisplayProcedure</text:p>
          </table:table-cell>
          <table:table-cell table:style-name="ce145" table:number-columns-repeated="2"/>
          <table:table-cell table:style-name="ce155" table:number-columns-repeated="4"/>
          <table:table-cell table:style-name="ce155" office:value-type="string">
            <text:p>Select 'segment name' <text:s/>from 'Display Procedures' list combo box located on 'Procedure Map' page</text:p>
          </table:table-cell>
          <table:table-cell table:style-name="ce14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2">
          <table:table-cell table:style-name="ce112" office:value-type="string">
            <text:p>MAV0016_viewAllWho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0">
          <table:table-cell table:style-name="ce112" office:value-type="string">
            <text:p>MAV0017_viewAllIssue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18_viewAllBibliographyForm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3">
          <table:table-cell table:style-name="ce112" office:value-type="string">
            <text:p>MAV0019_viewAllIndexForm</text:p>
          </table:table-cell>
          <table:table-cell table:style-name="ce143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3">
          <table:table-cell table:style-name="ce115" office:value-type="string">
            <text:p>MAV00129_viewAllTypesForms</text:p>
          </table:table-cell>
          <table:table-cell table:style-name="ce143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2" office:value-type="string">
            <text:p>MAV0020_viewAllTagForm</text:p>
          </table:table-cell>
          <table:table-cell table:style-name="ce143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5">
          <table:table-cell table:style-name="ce112" office:value-type="string">
            <text:p>MAV0021_viewAllEvaluationForm</text:p>
          </table:table-cell>
          <table:table-cell table:style-name="ce143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22_viewAllParticipationsForm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23_viewAllVersionsForm</text:p>
          </table:table-cell>
          <table:table-cell table:style-name="ce143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4">
          <table:table-cell table:style-name="ce112" office:value-type="string">
            <text:p>MAV0024_viewAboutPlanActionList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3">
          <table:table-cell table:style-name="ce112" office:value-type="string">
            <text:p>MAV0025_closeAboutPlan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26_viewAboutPlanSegmentWindow</text:p>
          </table:table-cell>
          <table:table-cell table:style-name="ce143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55" office:value-type="string">
            <text:p>Verify that window with title "About Plan Segment:&lt;Segment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8">
          <table:table-cell table:style-name="ce111" office:value-type="string">
            <text:p>MAV0027_viewDetailsForm</text:p>
          </table:table-cell>
          <table:table-cell table:style-name="ce142"/>
          <table:table-cell table:number-columns-repeated="3"/>
          <table:table-cell table:style-name="ce143"/>
          <table:table-cell office:value-type="string">
            <text:p>Clicks on the "details" option under "show" pop up menu</text:p>
          </table:table-cell>
          <table:table-cell table:style-name="ce155" office:value-type="string">
            <text:p>Verify that form with heading "Detai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4">
          <table:table-cell table:style-name="ce111" office:value-type="string">
            <text:p>MAV0028_viewGoalsForm</text:p>
          </table:table-cell>
          <table:table-cell table:style-name="ce142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1" office:value-type="string">
            <text:p>MAV0029_viewOrganizationsForm</text:p>
          </table:table-cell>
          <table:table-cell table:style-name="ce142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7" office:value-type="string">
            <text:p>MAV0030_viewMapWindow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map" option under "show" pop up menu</text:p>
          </table:table-cell>
          <table:table-cell table:style-name="ce151" office:value-type="string">
            <text:p>Verify that form with map details gets loaded on the new browser window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1" office:value-type="string">
            <text:p>MAV0031_viewTaskMoversForm</text:p>
          </table:table-cell>
          <table:table-cell table:style-name="ce142"/>
          <table:table-cell/>
          <table:table-cell table:style-name="ce156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32_viewAboutPlanSegmentActionList</text:p>
          </table:table-cell>
          <table:table-cell table:style-name="ce142"/>
          <table:table-cell table:number-columns-repeated="3"/>
          <table:table-cell table:style-name="ce156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2">
          <table:table-cell table:style-name="ce111" office:value-type="string">
            <text:p>MAV0033_closeAboutPlanSegmentWindow</text:p>
          </table:table-cell>
          <table:table-cell table:style-name="ce142"/>
          <table:table-cell table:number-columns-repeated="4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1" office:value-type="string">
            <text:p>MAV0034_viewSurveryWindow</text:p>
          </table:table-cell>
          <table:table-cell table:style-name="ce142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55" office:value-type="string">
            <text:p>Verify that window with title "Surveys" gets loaded <text:s text:c="2"/>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1" office:value-type="string">
            <text:p>MAV0035_closeSurveysWindow</text:p>
          </table:table-cell>
          <table:table-cell table:style-name="ce142"/>
          <table:table-cell table:number-columns-repeated="4"/>
          <table:table-cell office:value-type="string">
            <text:p>Clicks on cross button on the "Surveys" window</text:p>
          </table:table-cell>
          <table:table-cell table:style-name="ce155" office:value-type="string">
            <text:p>Verify that window with title "Surveys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4"/>
          <table:table-cell table:style-name="ce155"/>
          <table:table-cell table:number-columns-repeated="1016"/>
          <table:table-cell table:style-name="ce116"/>
        </table:table-row>
        <table:table-row table:style-name="ro54">
          <table:table-cell table:style-name="ce118" office:value-type="string">
            <text:p>MAV0036_allProcedures</text:p>
          </table:table-cell>
          <table:table-cell table:style-name="ce147"/>
          <table:table-cell table:style-name="ce150" table:number-columns-repeated="3"/>
          <table:table-cell table:style-name="ce150" office:value-type="string">
            <text:p>Clicks on the "Is ProcedureMap" option under "Show" pop up menu</text:p>
            <text:p/>
          </table:table-cell>
          <table:table-cell table:style-name="ce161" office:value-type="string">
            <text:p>Verify that page with title All procedures in &lt;plan name&gt;</text:p>
          </table:table-cell>
          <table:table-cell table:style-name="ce150"/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9" office:value-type="string">
            <text:p>MAV0037_signout</text:p>
          </table:table-cell>
          <table:table-cell table:style-name="ce148"/>
          <table:table-cell table:style-name="ce150" table:number-columns-repeated="4"/>
          <table:table-cell table:style-name="ce161" office:value-type="string">
            <text:p>Clicks on the "Sign Out" link</text:p>
          </table:table-cell>
          <table:table-cell table:style-name="ce161" office:value-type="string">
            <text:p>Verify that page with title "Channels</text:p>
            <text:p>Information Sharing Planning" renders</text:p>
          </table:table-cell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55"/>
          <table:table-cell table:number-columns-repeated="1017"/>
          <table:table-cell table:style-name="ce116"/>
        </table:table-row>
        <table:table-row table:style-name="ro44">
          <table:table-cell table:style-name="ce117" office:value-type="string">
            <text:p>MAV0038_procedureReport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Is procedure report" option under "Show" pop up menu</text:p>
            <text:p/>
          </table:table-cell>
          <table:table-cell table:style-name="ce151" office:value-type="string">
            <text:p>Verify that page with title "All procedures in Automation Test Plan" gets <text:s/>renders</text:p>
          </table:table-cell>
          <table:table-cell table:style-name="ce151"/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4">
          <table:table-cell table:style-name="ce117" office:value-type="string">
            <text:p>MAV0039_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 located on "Procedure Map" page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8">
          <table:table-cell table:style-name="ce117" office:value-type="string">
            <text:p>MAV0040_viewOrgnaizationsAll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1" office:value-type="string">
            <text:p>Verify that page with title "Procedures - Anyone from any organization" render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9">
          <table:table-cell table:style-name="ce117" office:value-type="string">
            <text:p>MAV0041_viewOrgnaizationsUn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1" office:value-type="string">
            <text:p>Verify that page renders with hierarchy "Home-&gt;Unknown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0">
          <table:table-cell table:style-name="ce117" office:value-type="string">
            <text:p>MAV0042_viewOrgnaizationsAnyon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Verify that page renders with hierarchy "Home-&gt;Organization name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2">
          <table:table-cell table:style-name="ce117" office:value-type="string">
            <text:p>MAV0043_viewAgentLis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3">
          <table:table-cell table:style-name="ce117" office:value-type="string">
            <text:p>MAV0044_viewAgent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1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4">
          <table:table-cell table:style-name="ce117" office:value-type="string">
            <text:p>MAV0045_view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7">
          <table:table-cell table:style-name="ce117" office:value-type="string">
            <text:p>MAV0046_procedure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Sign Out" link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4">
          <table:table-cell table:style-name="ce117" office:value-type="string">
            <text:p>MAV0047_viewMappedProcedure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Mapped procedures" option under "Show" pop up menu</text:p>
            <text:p/>
          </table:table-cell>
          <table:table-cell table:style-name="ce151" office:value-type="string">
            <text:p>Verify that page with title "All procedures" <text:s/>renders</text:p>
          </table:table-cell>
          <table:table-cell table:style-name="ce151"/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48_viewDisplayProcedur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segment name" from "Display procedures" list combo box</text:p>
          </table:table-cell>
          <table:table-cell table:style-name="ce151" office:value-type="string">
            <text:p>Verify that page with tilte "Procedures in &lt;Segment name&gt;" and segment information get rendered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49_viewShowRepor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how Report" tab</text:p>
          </table:table-cell>
          <table:table-cell table:style-name="ce151" office:value-type="string">
            <text:p>Verify that page with title "Procedures in &lt;Segment name&gt;" and Heading "&lt;Plan name&gt;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4">
          <table:table-cell table:style-name="ce117" office:value-type="string">
            <text:p>MAV0050_viewShowMap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Map" tab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0">
          <table:table-cell table:style-name="ce117" office:value-type="string">
            <text:p>MAV0051_procedureMap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ign Out" tab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4">
          <table:table-cell table:style-name="ce111" office:value-type="string">
            <text:p>MAV0052_allSegments</text:p>
          </table:table-cell>
          <table:table-cell table:style-name="ce142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5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3">
          <table:table-cell table:style-name="ce111" office:value-type="string">
            <text:p>MAV0053_viewDetails</text:p>
          </table:table-cell>
          <table:table-cell table:style-name="ce142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55" office:value-type="string">
            <text:p>Verify that form with heading "Detail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0">
          <table:table-cell table:style-name="ce112" office:value-type="string">
            <text:p>MAV0054_viewAllEvents</text:p>
          </table:table-cell>
          <table:table-cell table:style-name="ce143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55" office:value-type="string">
            <text:p>Verify that form with heading "All Events" gets loaded on the "About Plan: &lt;Segment Name 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4">
          <table:table-cell table:style-name="ce112" office:value-type="string">
            <text:p>MAV0055_viewSecrecyClassific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56_viewAllOrganiz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3">
          <table:table-cell table:style-name="ce112" office:value-type="string">
            <text:p>MAV0057_viewAllSegment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5">
          <table:table-cell table:style-name="ce112" office:value-type="string">
            <text:p>MAV0058_viewWhoswho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59_viewAllissue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7">
          <table:table-cell table:style-name="ce112" office:value-type="string">
            <text:p>MAV0060_viewBibliography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1">
          <table:table-cell table:style-name="ce112" office:value-type="string">
            <text:p>MAV0061_viewIndex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2">
          <table:table-cell table:style-name="ce112" office:value-type="string">
            <text:p>MAV0062_viewAlltag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4">
          <table:table-cell table:style-name="ce112" office:value-type="string">
            <text:p>MAV0063_viewEvalu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6">
          <table:table-cell table:style-name="ce112" office:value-type="string">
            <text:p>MAV0064_viewParticipation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7">
          <table:table-cell table:style-name="ce112" office:value-type="string">
            <text:p>MAV0065_viewVersions</text:p>
          </table:table-cell>
          <table:table-cell table:style-name="ce143"/>
          <table:table-cell/>
          <table:table-cell table:style-name="ce155" table:number-columns-repeated="2"/>
          <table:table-cell table:style-name="ce143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66_viewAllSegmentsActionList</text:p>
          </table:table-cell>
          <table:table-cell table:style-name="ce143"/>
          <table:table-cell table:number-columns-repeated="3"/>
          <table:table-cell table:style-name="ce145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2" office:value-type="string">
            <text:p>MAV0067_closeAllSegment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table:style-name="ce155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68_allIssues</text:p>
          </table:table-cell>
          <table:table-cell table:style-name="ce143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55" office:value-type="string">
            <text:p>Verify that "About Plan: &lt;Name&gt; " window opens with heading "All Issues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69_closeAllIssue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70_allIndex</text:p>
          </table:table-cell>
          <table:table-cell table:style-name="ce143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55" office:value-type="string">
            <text:p>Verify that window with title "About Plan: &lt;Name&gt; " opens with heading "Index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9">
          <table:table-cell table:style-name="ce112" office:value-type="string">
            <text:p>MAV0071_closeAllIndex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72_allHelp</text:p>
          </table:table-cell>
          <table:table-cell table:style-name="ce143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55" office:value-type="string">
            <text:p>Verify that page with title "Channels-Help" rend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5">
          <table:table-cell table:style-name="ce111" office:value-type="string">
            <text:p>MAV0073_helpSendFeedback</text:p>
          </table:table-cell>
          <table:table-cell table:style-name="ce142"/>
          <table:table-cell table:number-columns-repeated="5"/>
          <table:table-cell office:value-type="string">
            <text:p>Clicks on the "Send feedback" link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67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0">
          <table:table-cell table:style-name="ce120" office:value-type="string">
            <text:p>MAV0074_helpNext</text:p>
          </table:table-cell>
          <table:table-cell table:style-name="ce149"/>
          <table:table-cell table:style-name="ce152" table:number-columns-repeated="5"/>
          <table:table-cell table:style-name="ce152" office:value-type="string">
            <text:p>Clicks on the "Next" link</text:p>
          </table:table-cell>
          <table:table-cell table:style-name="ce164" office:value-type="string">
            <text:p>No</text:p>
          </table:table-cell>
          <table:table-cell table:style-name="ce143" table:number-columns-repeated="2"/>
          <table:table-cell table:number-columns-repeated="2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75_un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Undo new issue" option under "Actions" pop up menu</text:p>
          </table:table-cell>
          <table:table-cell table:style-name="ce155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76_re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Redo add new issue" option under "Actions" pop up menu</text:p>
          </table:table-cell>
          <table:table-cell table:style-name="ce155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77_sendMessag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Send message" option under "Actions" pop up menu</text:p>
          </table:table-cell>
          <table:table-cell table:style-name="ce155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078_pasteTask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task" option under "Actions" pop up menu</text:p>
          </table:table-cell>
          <table:table-cell table:style-name="ce155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1">
          <table:table-cell table:style-name="ce111" office:value-type="string">
            <text:p>MAV0079_pasteAttachmentUn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attachment" option under "Actions" pop up menu</text:p>
          </table:table-cell>
          <table:table-cell table:style-name="ce155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80_addNewTask</text:p>
          </table:table-cell>
          <table:table-cell table:style-name="ce142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8">
          <table:table-cell table:style-name="ce111" office:value-type="string">
            <text:p>MAV0081_hideDetails</text:p>
          </table:table-cell>
          <table:table-cell table:style-name="ce142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3">
          <table:table-cell table:style-name="ce111" office:value-type="string">
            <text:p>MAV0082_TaskDetails</text:p>
          </table:table-cell>
          <table:table-cell table:style-name="ce142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8">
          <table:table-cell table:style-name="ce111" office:value-type="string">
            <text:p>MAV0083_addAssignment</text:p>
          </table:table-cell>
          <table:table-cell table:style-name="ce142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55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084_closeAssignmen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085_FailureImpact</text:p>
          </table:table-cell>
          <table:table-cell table:style-name="ce142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table:style-name="ce111" office:value-type="string">
            <text:p>MAV0086_closeFailureImpac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1" office:value-type="string">
            <text:p>MAV0087_Dissimination</text:p>
          </table:table-cell>
          <table:table-cell table:style-name="ce142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55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2">
          <table:table-cell table:style-name="ce111"/>
          <table:table-cell table:style-name="ce142"/>
          <table:table-cell table:number-columns-repeated="5"/>
          <table:table-cell table:style-name="ce155"/>
          <table:table-cell table:number-columns-repeated="1015"/>
          <table:table-cell table:style-name="ce116"/>
        </table:table-row>
        <table:table-row table:style-name="ro73">
          <table:table-cell table:style-name="ce111" office:value-type="string">
            <text:p>MAV0088_closeDissemination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7"/>
          <table:table-cell table:style-name="ce142"/>
          <table:table-cell table:number-columns-repeated="1015"/>
          <table:table-cell table:style-name="ce116"/>
        </table:table-row>
        <table:table-row table:style-name="ro48">
          <table:table-cell table:style-name="ce111" office:value-type="string">
            <text:p>MAV0089_viewActionsPopup</text:p>
          </table:table-cell>
          <table:table-cell table:style-name="ce142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5">
          <table:table-cell table:style-name="ce111" office:value-type="string">
            <text:p>MAV0090_addNewIssue</text:p>
          </table:table-cell>
          <table:table-cell table:style-name="ce142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55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9">
          <table:table-cell table:style-name="ce111" office:value-type="string">
            <text:p>MAV0091_closeNewIssue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table:style-name="ce155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8">
          <table:table-cell table:style-name="ce111" office:value-type="string">
            <text:p>MAV0092_addNewSegment</text:p>
          </table:table-cell>
          <table:table-cell table:style-name="ce142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5">
          <table:table-cell table:style-name="ce111" office:value-type="string">
            <text:p>MAV0093_closeNewSegment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4">
          <table:table-cell table:style-name="ce111" office:value-type="string">
            <text:p>MAV0094_goalUnderAboutPlanSegment</text:p>
          </table:table-cell>
          <table:table-cell table:style-name="ce142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55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7">
          <table:table-cell table:style-name="ce111" office:value-type="string">
            <text:p>MAV0095_orgUnderAboutPlanSegment</text:p>
          </table:table-cell>
          <table:table-cell table:style-name="ce142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55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98">
          <table:table-cell table:style-name="ce118" office:value-type="string">
            <text:p>MAV0096_viewMap</text:p>
          </table:table-cell>
          <table:table-cell table:style-name="ce147"/>
          <table:table-cell table:style-name="ce150" table:number-columns-repeated="4"/>
          <table:table-cell table:style-name="ce162" office:value-type="string">
            <text:p>Clicks on "map" option under "Show" pop up menu</text:p>
          </table:table-cell>
          <table:table-cell table:style-name="ce162" office:value-type="string">
            <text:p>Verify that user is able to view map details on new page with new browser tab <text:s/>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49">
          <table:table-cell table:style-name="ce111" office:value-type="string">
            <text:p>MAV0097_closeAboutPlanSegmentWindow</text:p>
          </table:table-cell>
          <table:table-cell table:style-name="ce142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3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98_removeSegmentUnderAction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"Remove this segment" options under</text:p>
            <text:p>"Actions" pop up menu</text:p>
          </table:table-cell>
          <table:table-cell table:style-name="ce151" office:value-type="string">
            <text:p>Verify that dialog box is generated displaying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7"/>
          <table:table-cell table:style-name="ce153" table:number-columns-repeated="3"/>
          <table:table-cell table:style-name="ce150" table:number-columns-repeated="4"/>
          <table:table-cell table:number-columns-repeated="1014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4" table:number-columns-repeated="3"/>
          <table:table-cell table:style-name="ce151" table:number-columns-repeated="6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5">
          <table:table-cell table:style-name="ce117" office:value-type="string">
            <text:p>MAV0099_closeSegmentDialog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cross" button on dialog box</text:p>
          </table:table-cell>
          <table:table-cell table:style-name="ce151" office:value-type="string">
            <text:p>Verify that dialog box gets closed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96">
          <table:table-cell table:style-name="ce111" office:value-type="string">
            <text:p>MAV0100_moveTaskUnderAction</text:p>
          </table:table-cell>
          <table:table-cell table:style-name="ce142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55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6">
          <table:table-cell table:style-name="ce111" office:value-type="string">
            <text:p>MAV0101_closeTaskMover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99">
          <table:table-cell table:style-name="ce111" office:value-type="string">
            <text:p>MAV0102_viewHelpForm</text:p>
          </table:table-cell>
          <table:table-cell table:style-name="ce142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8" office:value-type="string">
            <text:p>MAV0103_viewSendFeedback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Send feedback" link</text:p>
          </table:table-cell>
          <table:table-cell table:style-name="ce150" office:value-type="string">
            <text:p>Verify that a new pane opens in order to send feedback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8" office:value-type="string">
            <text:p>MAV0104_viewNext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Next" link</text:p>
          </table:table-cell>
          <table:table-cell table:style-name="ce150" office:value-type="string">
            <text:p>Verify that user is able to view next contents on the "Channels-Help" page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99">
          <table:table-cell table:style-name="ce111" office:value-type="string">
            <text:p>MAV0105_goBack</text:p>
          </table:table-cell>
          <table:table-cell table:style-name="ce142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4">
          <table:table-cell table:style-name="ce111" office:value-type="string">
            <text:p>MAV0106_goForward</text:p>
          </table:table-cell>
          <table:table-cell table:style-name="ce142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5">
          <table:table-cell table:style-name="ce111" office:value-type="string">
            <text:p>MAV0107_viewPresence</text:p>
          </table:table-cell>
          <table:table-cell table:style-name="ce142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8">
          <table:table-cell table:style-name="ce111" office:value-type="string">
            <text:p>MAV0108_showAllUsers</text:p>
          </table:table-cell>
          <table:table-cell table:style-name="ce142"/>
          <table:table-cell table:number-columns-repeated="4"/>
          <table:table-cell table:style-name="ce157" office:value-type="string">
            <text:p>Clicks on "show all users" link under "Presence" pane</text:p>
          </table:table-cell>
          <table:table-cell table:style-name="ce157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7">
          <table:table-cell table:style-name="ce111" office:value-type="string">
            <text:p>MAV0109_hideInactiveUsers</text:p>
          </table:table-cell>
          <table:table-cell table:style-name="ce142"/>
          <table:table-cell table:number-columns-repeated="5"/>
          <table:table-cell table:style-name="ce157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8">
          <table:table-cell table:style-name="ce111" office:value-type="string">
            <text:p>MAV0110_viewActivitiesAllUsers</text:p>
          </table:table-cell>
          <table:table-cell table:style-name="ce142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table:style-name="ce111" office:value-type="string">
            <text:p>MAV0111_hideActivities</text:p>
          </table:table-cell>
          <table:table-cell table:style-name="ce142"/>
          <table:table-cell table:number-columns-repeated="4"/>
          <table:table-cell table:style-name="ce157" office:value-type="string">
            <text:p>Clicks on "hide my activities" link under "Activities" pane</text:p>
          </table:table-cell>
          <table:table-cell table:style-name="ce157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112_viewAllActiviti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9">
          <table:table-cell table:style-name="ce111" office:value-type="string">
            <text:p>MAV0113_viewMessages</text:p>
          </table:table-cell>
          <table:table-cell table:style-name="ce142"/>
          <table:table-cell table:number-columns-repeated="3"/>
          <table:table-cell table:style-name="ce157" office:value-type="string">
            <text:p>Clicks on "Messages" tab</text:p>
          </table:table-cell>
          <table:table-cell table:style-name="ce157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4">
          <table:table-cell table:style-name="ce111" office:value-type="string">
            <text:p>MAV0114_hideBroadcasts</text:p>
          </table:table-cell>
          <table:table-cell table:style-name="ce142"/>
          <table:table-cell table:number-columns-repeated="4"/>
          <table:table-cell table:style-name="ce157" office:value-type="string">
            <text:p>Clicks on "hide broadcasts" link under "Messages" pane</text:p>
          </table:table-cell>
          <table:table-cell table:style-name="ce157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2">
          <table:table-cell table:style-name="ce111" office:value-type="string">
            <text:p>MAV0115_showAllMessag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5">
          <table:table-cell table:style-name="ce118" office:value-type="string">
            <text:p>MAV0116_showSent</text:p>
          </table:table-cell>
          <table:table-cell table:style-name="ce147"/>
          <table:table-cell table:style-name="ce150" table:number-columns-repeated="4"/>
          <table:table-cell table:style-name="ce158" office:value-type="string">
            <text:p>Clicks on "show sent" link under "Messages" pane</text:p>
          </table:table-cell>
          <table:table-cell table:style-name="ce158" office:value-type="string">
            <text:p>Verify that sent messages are displayed which belong to the logged in User and "Show sent" link should be changed to "Show received"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93">
          <table:table-cell table:style-name="ce118" office:value-type="string">
            <text:p>MAV0117_showReceived</text:p>
          </table:table-cell>
          <table:table-cell table:style-name="ce147"/>
          <table:table-cell table:style-name="ce150" table:number-columns-repeated="5"/>
          <table:table-cell table:style-name="ce158" office:value-type="string">
            <text:p>Clicks on "hide broadcasts" link under "Messages" pane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96">
          <table:table-cell table:style-name="ce117" office:value-type="string">
            <text:p>MAV0118_showAllMessages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all messages" link under "Messages" pane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38" office:value-type="string">
            <text:p>duplicate -MAC0101_showAllMessages</text:p>
          </table:table-cell>
          <table:table-cell table:style-name="ce147" table:number-columns-repeated="1009"/>
          <table:table-cell table:style-name="ce39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8" office:value-type="string">
            <text:p>MAV0119_viewPlan</text:p>
          </table:table-cell>
          <table:table-cell table:style-name="ce147"/>
          <table:table-cell table:style-name="ce150"/>
          <table:table-cell table:style-name="ce150" office:value-type="string">
            <text:p>Information Sharing model</text:p>
          </table:table-cell>
          <table:table-cell table:style-name="ce150"/>
          <table:table-cell table:style-name="ce158" office:value-type="string">
            <text:p>Select Plan Segment from the "Select Plan Segment" combo box on the top right side of the page</text:p>
          </table:table-cell>
          <table:table-cell table:style-name="ce158" office:value-type="string">
            <text:p>Verify that "Plan" page renders with heading "&lt;selected plan segment&gt;" <text:s/>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8" office:value-type="string">
            <text:p>MAV0120_viewSelectedPlan</text:p>
          </table:table-cell>
          <table:table-cell table:style-name="ce147"/>
          <table:table-cell table:style-name="ce150"/>
          <table:table-cell table:style-name="ce150" office:value-type="string">
            <text:p>Home Page</text:p>
          </table:table-cell>
          <table:table-cell table:style-name="ce150"/>
          <table:table-cell table:style-name="ce158" office:value-type="string">
            <text:p>Select Plan from the "Switch to Plan" combo box on the top right side of the page</text:p>
          </table:table-cell>
          <table:table-cell table:style-name="ce158" office:value-type="string">
            <text:p>Verify that "Plan segment" is displayed with respect to the plan selected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21" office:value-type="string">
            <text:p>MAV0121_showDetails</text:p>
          </table:table-cell>
          <table:table-cell table:style-name="ce150" table:number-columns-repeated="4"/>
          <table:table-cell table:style-name="ce158" office:value-type="string">
            <text:p>Clicks on "Show details" options under "more" pop up menu located on the "Receives" Pane</text:p>
          </table:table-cell>
          <table:table-cell table:style-name="ce158" office:value-type="string">
            <text:p>Verify that a new form gets loaded on "Receives" pane to fill information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21" office:value-type="string">
            <text:p>MAV0122_viewElementsOfInformation</text:p>
          </table:table-cell>
          <table:table-cell table:style-name="ce150" table:number-columns-repeated="5"/>
          <table:table-cell table:style-name="ce158" office:value-type="string">
            <text:p>Clicks on "Show elements" options under "more" pop up menu located on the "Receives" pane</text:p>
          </table:table-cell>
          <table:table-cell table:style-name="ce158" office:value-type="string">
            <text:p>Verify that window opens with heading "Elements of information"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5" office:value-type="string">
            <text:p>MAV0123_closeElementsOfInformation</text:p>
          </table:table-cell>
          <table:table-cell table:style-name="ce142"/>
          <table:table-cell table:number-columns-repeated="5"/>
          <table:table-cell table:style-name="ce157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6">
          <table:table-cell table:style-name="ce111" office:value-type="string">
            <text:p>MAV0124_sendMessage</text:p>
          </table:table-cell>
          <table:table-cell table:style-name="ce142"/>
          <table:table-cell table:number-columns-repeated="3"/>
          <table:table-cell table:style-name="ce157" office:value-type="string">
            <text:p>Clicks on "Send message" option under "more" pop up menu located on the "Receives" Pane</text:p>
          </table:table-cell>
          <table:table-cell table:style-name="ce157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4">
          <table:table-cell table:style-name="ce118" office:value-type="string">
            <text:p>MAV0125_copyFlow</text:p>
          </table:table-cell>
          <table:table-cell table:style-name="ce147"/>
          <table:table-cell table:style-name="ce150" table:number-columns-repeated="3"/>
          <table:table-cell table:style-name="ce158" office:value-type="string">
            <text:p>Clicks on "Copy flow" option under "more" pop up menu located on the "Receives" Pane</text:p>
          </table:table-cell>
          <table:table-cell table:style-name="ce158" office:value-type="string">
            <text:p>Verify that message "Flow copied" is displayed on the heading section of "Plan" page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50"/>
          <table:table-cell table:number-columns-repeated="1017"/>
          <table:table-cell table:style-name="ce116"/>
        </table:table-row>
        <table:table-row table:style-name="ro94">
          <table:table-cell office:value-type="string">
            <text:p>MAV0126_copyNeed</text:p>
          </table:table-cell>
          <table:table-cell table:number-columns-repeated="4"/>
          <table:table-cell table:style-name="ce157" office:value-type="string">
            <text:p>Clicks on "Copy <text:s/>need" option under "more" pop up menu located on the "Receives" Pane</text:p>
          </table:table-cell>
          <table:table-cell table:style-name="ce157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2">
          <table:table-cell office:value-type="string">
            <text:p>MAV0127_addNewIssue</text:p>
          </table:table-cell>
          <table:table-cell table:number-columns-repeated="4"/>
          <table:table-cell table:style-name="ce157" office:value-type="string">
            <text:p>Clicks on "Add new issue" option under "more" pop up menu located on the "Receives" Pane</text:p>
          </table:table-cell>
          <table:table-cell table:style-name="ce157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">
          <table:table-cell table:style-name="ce122"/>
          <table:table-cell table:style-name="ce151" table:number-columns-repeated="10"/>
          <table:table-cell table:style-name="ce146" table:number-columns-repeated="3"/>
          <table:table-cell table:number-columns-repeated="1010"/>
        </table:table-row>
        <table:table-row table:style-name="ro107">
          <table:table-cell table:style-name="ce122" office:value-type="string">
            <text:p>MAV0128_removeInfoNeed</text:p>
          </table:table-cell>
          <table:table-cell table:style-name="ce151" table:number-columns-repeated="4"/>
          <table:table-cell table:style-name="ce151" office:value-type="string">
            <text:p>Clicks on "Remove info need" option under "more" pop up menu located on the "Receives" Pane</text:p>
          </table:table-cell>
          <table:table-cell table:style-name="ce151" office:value-type="string">
            <text:p>Verify that dialog box is generated which displays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style-name="ce147" table:number-columns-repeated="1009"/>
          <table:table-cell table:style-name="ce39"/>
        </table:table-row>
        <table:table-row table:style-name="ro108">
          <table:table-cell table:style-name="ce115"/>
          <table:table-cell table:number-columns-repeated="1022"/>
          <table:table-cell table:style-name="ce116"/>
        </table:table-row>
        <table:table-row table:style-name="ro109">
          <table:table-cell table:style-name="ce123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4"/>
          <table:table-cell table:number-columns-repeated="1022"/>
          <table:table-cell table:style-name="ce116"/>
        </table:table-row>
        <table:table-row table:style-name="ro82">
          <table:table-cell table:style-name="ce123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1">
          <table:table-cell table:style-name="ce123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2">
          <table:table-cell table:style-name="ce123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3">
          <table:table-cell table:style-name="ce123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3">
          <table:table-cell table:style-name="ce125" office:value-type="string">
            <text:p>MAV0137_viewMapPanel</text:p>
          </table:table-cell>
          <table:table-cell table:style-name="ce150" table:number-columns-repeated="5"/>
          <table:table-cell table:style-name="ce150" office:value-type="string">
            <text:p>click on all events.create event.click on event.click on map under show pop up menu</text:p>
          </table:table-cell>
          <table:table-cell table:style-name="ce150" office:value-type="string">
            <text:p>verify that page with title detail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number-columns-repeated="1024"/>
        </table:table-row>
        <table:table-row table:style-name="ro113">
          <table:table-cell table:style-name="ce123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0">
          <table:table-cell table:style-name="ce123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4">
          <table:table-cell table:style-name="ce123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5">
          <table:table-cell table:style-name="ce125" office:value-type="string">
            <text:p>MAV0145_viewMapOfOrganizations</text:p>
          </table:table-cell>
          <table:table-cell table:style-name="ce150" table:number-columns-repeated="5"/>
          <table:table-cell table:style-name="ce150" office:value-type="string">
            <text:p>Click on all organizations under show pop up menu.create organizations.Click on Map under show pop up menu</text:p>
          </table:table-cell>
          <table:table-cell table:style-name="ce150" office:value-type="string">
            <text:p>verify that organization Map details gets displayed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3">
          <table:table-cell table:style-name="ce123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83">
          <table:table-cell table:style-name="ce124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4"/>
          <table:table-cell table:number-columns-repeated="1022"/>
          <table:table-cell table:style-name="ce116"/>
        </table:table-row>
        <table:table-row table:style-name="ro106">
          <table:table-cell table:style-name="ce126" office:value-type="string">
            <text:p>MAV0148_viewMapOfPlace</text:p>
          </table:table-cell>
          <table:table-cell table:style-name="ce150" table:number-columns-repeated="5"/>
          <table:table-cell table:style-name="ce150" office:value-type="string">
            <text:p>Click on locale under about plan.Click on index under show pop up menu.click on place been created .click on place map under show pop menu</text:p>
          </table:table-cell>
          <table:table-cell table:style-name="ce150" office:value-type="string">
            <text:p>Verify the page with details title get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24"/>
          <table:table-cell table:number-columns-repeated="1022"/>
          <table:table-cell table:style-name="ce116"/>
        </table:table-row>
        <table:table-row table:style-name="ro112">
          <table:table-cell table:style-name="ce124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table:style-name="ce121" office:value-type="string">
            <text:p>MAV0155_viewSocialPanelSendMessage</text:p>
          </table:table-cell>
          <table:table-cell table:style-name="ce150" table:number-columns-repeated="4"/>
          <table:table-cell table:style-name="ce150" office:value-type="string">
            <text:p>Verify that message can be sen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10">
          <table:table-cell table:style-name="ce121" office:value-type="string">
            <text:p>MAV0156_viewSocialPanelSendEmailMessage</text:p>
          </table:table-cell>
          <table:table-cell table:style-name="ce150" table:number-columns-repeated="4"/>
          <table:table-cell table:style-name="ce150" office:value-type="string">
            <text:p>Verify that message can be send and emaile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34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3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3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16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1020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1023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1023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1023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1023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1023"/>
        </table:table-row>
        <table:table-row table:style-name="ro117">
          <table:table-cell table:style-name="ce127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159" office:value-type="string">
            <text:p>Verify that Receives panel is present</text:p>
          </table:table-cell>
          <table:table-cell table:number-columns-repeated="1018"/>
        </table:table-row>
        <table:table-row table:style-name="ro118">
          <table:table-cell table:style-name="ce127" office:value-type="string">
            <text:p>MAV0172_SendPanel</text:p>
          </table:table-cell>
          <table:table-cell table:number-columns-repeated="4"/>
          <table:table-cell table:style-name="ce159" office:value-type="string">
            <text:p>Verify that Send panel is present</text:p>
          </table:table-cell>
          <table:table-cell table:number-columns-repeated="1018"/>
        </table:table-row>
        <table:table-row table:style-name="ro119">
          <table:table-cell table:style-name="ce127" office:value-type="string">
            <text:p>MAV0173_AddInfoReceive</text:p>
          </table:table-cell>
          <table:table-cell table:number-columns-repeated="4"/>
          <table:table-cell table:style-name="ce159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1018"/>
        </table:table-row>
        <table:table-row table:style-name="ro119">
          <table:table-cell table:style-name="ce127" office:value-type="string">
            <text:p>MAV0174_AddInfoSend</text:p>
          </table:table-cell>
          <table:table-cell table:number-columns-repeated="4"/>
          <table:table-cell table:style-name="ce159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4"/>
          <table:table-cell table:style-name="ce159"/>
          <table:table-cell table:number-columns-repeated="1018"/>
        </table:table-row>
        <table:table-row table:style-name="ro120">
          <table:table-cell table:style-name="ce127" office:value-type="string">
            <text:p>MAV0175_ExpandTaskSummary</text:p>
          </table:table-cell>
          <table:table-cell table:number-columns-repeated="4"/>
          <table:table-cell table:style-name="ce159" office:value-type="string">
            <text:p>· Verify that summaries can be</text:p>
            <text:p>expanded in form</text:p>
          </table:table-cell>
          <table:table-cell table:number-columns-repeated="1018"/>
        </table:table-row>
        <table:table-row table:style-name="ro119">
          <table:table-cell table:style-name="ce127" office:value-type="string">
            <text:p>MAV0176_ShowOrHideTaskDetails</text:p>
          </table:table-cell>
          <table:table-cell table:number-columns-repeated="4"/>
          <table:table-cell table:style-name="ce159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1018"/>
        </table:table-row>
        <table:table-row table:style-name="ro121">
          <table:table-cell table:style-name="ce127" office:value-type="string">
            <text:p>MAV0177_TaskTagsDetails</text:p>
          </table:table-cell>
          <table:table-cell table:number-columns-repeated="4"/>
          <table:table-cell table:style-name="ce159" office:value-type="string">
            <text:p>-Verify that tags has been created.</text:p>
          </table:table-cell>
          <table:table-cell table:number-columns-repeated="1018"/>
        </table:table-row>
        <table:table-row table:style-name="ro120">
          <table:table-cell table:style-name="ce127" office:value-type="string">
            <text:p>MAV0178_TaskTagsLink</text:p>
          </table:table-cell>
          <table:table-cell table:number-columns-repeated="4"/>
          <table:table-cell table:style-name="ce159" office:value-type="string">
            <text:p>-Verify that when clicked on tags link the tag window should get opened.</text:p>
          </table:table-cell>
          <table:table-cell table:number-columns-repeated="1018"/>
        </table:table-row>
        <table:table-row table:style-name="ro122">
          <table:table-cell table:style-name="ce128" office:value-type="string">
            <text:p>MAV0179_TaskIsOption</text:p>
          </table:table-cell>
          <table:table-cell table:number-columns-repeated="4"/>
          <table:table-cell table:style-name="ce159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1018"/>
        </table:table-row>
        <table:table-row table:style-name="ro123">
          <table:table-cell table:style-name="ce127" office:value-type="string">
            <text:p>MAV0180_TaskIsConceptual</text:p>
          </table:table-cell>
          <table:table-cell table:number-columns-repeated="4"/>
          <table:table-cell table:style-name="ce159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number-columns-repeated="1018"/>
        </table:table-row>
        <table:table-row table:style-name="ro124">
          <table:table-cell table:style-name="ce127" office:value-type="string">
            <text:p>MAV0181_TaskIsProhibited</text:p>
          </table:table-cell>
          <table:table-cell table:number-columns-repeated="4"/>
          <table:table-cell table:style-name="ce159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1018"/>
        </table:table-row>
        <table:table-row table:style-name="ro121">
          <table:table-cell table:style-name="ce127" office:value-type="string">
            <text:p>MAV0182_CausesEventOption</text:p>
          </table:table-cell>
          <table:table-cell table:number-columns-repeated="4"/>
          <table:table-cell table:style-name="ce159" office:value-type="string">
            <text:p>-Verify that an event has been added.</text:p>
          </table:table-cell>
          <table:table-cell table:number-columns-repeated="1018"/>
        </table:table-row>
        <table:table-row table:style-name="ro122">
          <table:table-cell table:style-name="ce127" office:value-type="string">
            <text:p>MAV0183_UsuallyCompletesAfterOption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1018"/>
        </table:table-row>
        <table:table-row table:style-name="ro122">
          <table:table-cell table:style-name="ce127" office:value-type="string">
            <text:p>MAV0184_RepeatsEvery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1018"/>
        </table:table-row>
        <table:table-row table:style-name="ro120">
          <table:table-cell table:style-name="ce127" office:value-type="string">
            <text:p>MAV0185_RespondingLink</text:p>
          </table:table-cell>
          <table:table-cell table:number-columns-repeated="4"/>
          <table:table-cell table:style-name="ce159" office:value-type="string">
            <text:p>-Verify that when clicked on Responding linked the Phase window should get opened</text:p>
          </table:table-cell>
          <table:table-cell table:number-columns-repeated="1018"/>
        </table:table-row>
        <table:table-row table:style-name="ro120">
          <table:table-cell table:style-name="ce127" office:value-type="string">
            <text:p>MAV0186_EventUnnamed</text:p>
          </table:table-cell>
          <table:table-cell table:number-columns-repeated="4"/>
          <table:table-cell table:style-name="ce159" office:value-type="string">
            <text:p>-Verify that when clicked on unnamed link the 'About <text:s/>event' window gets opened.</text:p>
          </table:table-cell>
          <table:table-cell table:number-columns-repeated="1018"/>
        </table:table-row>
        <table:table-row table:style-name="ro125">
          <table:table-cell table:style-name="ce127" office:value-type="string">
            <text:p>MAV0187_OngoingOrStartsWith</text:p>
          </table:table-cell>
          <table:table-cell table:number-columns-repeated="4"/>
          <table:table-cell table:style-name="ce159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1018"/>
        </table:table-row>
        <table:table-row table:style-name="ro126">
          <table:table-cell table:style-name="ce127" office:value-type="string">
            <text:p>MAV0188_EndEventUnnamed</text:p>
          </table:table-cell>
          <table:table-cell table:number-columns-repeated="4"/>
          <table:table-cell table:style-name="ce159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1018"/>
        </table:table-row>
        <table:table-row table:style-name="ro122">
          <table:table-cell table:style-name="ce127" office:value-type="string">
            <text:p>MAV0189_GoalsLink</text:p>
          </table:table-cell>
          <table:table-cell table:number-columns-repeated="4"/>
          <table:table-cell table:style-name="ce159" office:value-type="string">
            <text:p>-Verify that when clicked on Goals link the About plan segment window with title Goals opens</text:p>
          </table:table-cell>
          <table:table-cell table:number-columns-repeated="1018"/>
        </table:table-row>
        <table:table-row table:style-name="ro121">
          <table:table-cell table:style-name="ce127" office:value-type="string">
            <text:p>MAV0190_GoalsOption</text:p>
          </table:table-cell>
          <table:table-cell table:number-columns-repeated="4"/>
          <table:table-cell table:style-name="ce159" office:value-type="string">
            <text:p>-Verify that goal can be selected</text:p>
          </table:table-cell>
          <table:table-cell table:number-columns-repeated="1018"/>
        </table:table-row>
        <table:table-row table:style-name="ro121">
          <table:table-cell table:style-name="ce127" office:value-type="string">
            <text:p>MAV0191_GoalsOptionUnchecked</text:p>
          </table:table-cell>
          <table:table-cell table:number-columns-repeated="4"/>
          <table:table-cell table:style-name="ce159" office:value-type="string">
            <text:p>-Verify that goal selected can be removed</text:p>
          </table:table-cell>
          <table:table-cell table:number-columns-repeated="1018"/>
        </table:table-row>
        <table:table-row table:style-name="ro119">
          <table:table-cell table:style-name="ce127" office:value-type="string">
            <text:p>MAV0192_TaskInstructions</text:p>
          </table:table-cell>
          <table:table-cell table:number-columns-repeated="4"/>
          <table:table-cell table:style-name="ce159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1018"/>
        </table:table-row>
        <table:table-row table:style-name="ro122">
          <table:table-cell table:style-name="ce127" office:value-type="string">
            <text:p>MAV0193_Task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1">
          <table:table-cell table:style-name="ce127" office:value-type="string">
            <text:p>MAV0194_TaskNewIssue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MAV0196_TaskIssueDetails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197_TaskIssueTypeOption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MAV0198_TaskIssueTagsDetails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199_TaskIssueSeverityOption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MAV0200_TaskIssueSuggestions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MAV0201_TaskIssue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MAV0202_TaskIssueAttachName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203_TaskIssueAttachmentAsReference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204_TaskIssueAttachmentAsPolicy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19">
          <table:table-cell table:style-name="ce129" office:value-type="string">
            <text:p>MAV0205_IssueAttachmentAsURL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TFP052_TaskCreateSurvey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53_AddInfoReceiveSendInformation</text:p>
          </table:table-cell>
          <table:table-cell table:number-columns-repeated="4"/>
          <table:table-cell table:style-name="ce159" office:value-type="string">
            <text:p>-Verify that information can be add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54_AddInfoReceiveSendTagLink</text:p>
          </table:table-cell>
          <table:table-cell table:number-columns-repeated="4"/>
          <table:table-cell table:style-name="ce159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55_AddInfoReceiveSendTagDetails</text:p>
          </table:table-cell>
          <table:table-cell table:number-columns-repeated="4"/>
          <table:table-cell table:style-name="ce159" office:value-type="string">
            <text:p>-Verify that details can enter in tags and tag can be add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56_AddInfoReceiveSendIntent</text:p>
          </table:table-cell>
          <table:table-cell table:number-columns-repeated="4"/>
          <table:table-cell table:style-name="ce159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TFP057_AddInfoReceiveSendElementsLink</text:p>
          </table:table-cell>
          <table:table-cell table:number-columns-repeated="4"/>
          <table:table-cell table:style-name="ce159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58</text:p>
          </table:table-cell>
          <table:table-cell table:number-columns-repeated="4"/>
          <table:table-cell table:style-name="ce159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23">
          <table:table-cell table:style-name="ce129" office:value-type="string">
            <text:p>TFP059</text:p>
          </table:table-cell>
          <table:table-cell table:number-columns-repeated="4"/>
          <table:table-cell table:style-name="ce159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60</text:p>
          </table:table-cell>
          <table:table-cell table:number-columns-repeated="4"/>
          <table:table-cell table:style-name="ce159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TFP061</text:p>
          </table:table-cell>
          <table:table-cell table:number-columns-repeated="4"/>
          <table:table-cell table:style-name="ce159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62</text:p>
          </table:table-cell>
          <table:table-cell table:number-columns-repeated="4"/>
          <table:table-cell table:style-name="ce159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63_AddInfoReceiveSendButOnlyIfOption</text:p>
          </table:table-cell>
          <table:table-cell table:number-columns-repeated="4"/>
          <table:table-cell table:style-name="ce159" office:value-type="string">
            <text:p>-Verify that but only if contains list of options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64_AddInfoReceiveSendChannels</text:p>
          </table:table-cell>
          <table:table-cell table:number-columns-repeated="4"/>
          <table:table-cell table:style-name="ce159" office:value-type="string">
            <text:p>-Verify that list of Medium is present</text:p>
          </table:table-cell>
          <table:table-cell table:number-columns-repeated="1018"/>
        </table:table-row>
        <table:table-row table:style-name="ro119">
          <table:table-cell table:style-name="ce129" office:value-type="string">
            <text:p>TFP065_AddInfoReceiveSendChannelsOptions</text:p>
          </table:table-cell>
          <table:table-cell table:number-columns-repeated="4"/>
          <table:table-cell table:style-name="ce15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66</text:p>
          </table:table-cell>
          <table:table-cell table:number-columns-repeated="4"/>
          <table:table-cell table:style-name="ce159" office:value-type="string">
            <text:p>-Verify that medium can be moved to top or botton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67</text:p>
          </table:table-cell>
          <table:table-cell table:number-columns-repeated="4"/>
          <table:table-cell table:style-name="ce159" office:value-type="string">
            <text:p>-Verfiy that details can be entered and selected</text:p>
          </table:table-cell>
          <table:table-cell table:number-columns-repeated="1018"/>
        </table:table-row>
        <table:table-row table:style-name="ro119">
          <table:table-cell table:style-name="ce129" office:value-type="string">
            <text:p>TFP068</text:p>
          </table:table-cell>
          <table:table-cell table:number-columns-repeated="4"/>
          <table:table-cell table:style-name="ce159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69</text:p>
          </table:table-cell>
          <table:table-cell table:number-columns-repeated="4"/>
          <table:table-cell table:style-name="ce159" office:value-type="string">
            <text:p>-Verify that (stop) is displayed on flow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0</text:p>
          </table:table-cell>
          <table:table-cell table:number-columns-repeated="4"/>
          <table:table-cell table:style-name="ce159" office:value-type="string">
            <text:p>-Verify that details can be entered in text field.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TFP071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72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3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4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5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6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77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119">
          <table:table-cell table:style-name="ce129" office:value-type="string">
            <text:p>TFP078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80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81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82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83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84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85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TFP086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21">
          <table:table-cell table:style-name="ce129" office:value-type="string">
            <text:p>TFP087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88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TFP089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19">
          <table:table-cell table:style-name="ce129" office:value-type="string">
            <text:p>TFP090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19">
          <table:table-cell table:style-name="ce129" office:value-type="string">
            <text:p>TFP092</text:p>
          </table:table-cell>
          <table:table-cell table:number-columns-repeated="4"/>
          <table:table-cell table:style-name="ce159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122">
          <table:table-cell table:style-name="ce129" office:value-type="string">
            <text:p>TFP093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">
          <table:table-cell table:style-name="ce130" office:value-type="string">
            <text:p>TFP094</text:p>
          </table:table-cell>
          <table:table-cell table:number-columns-repeated="1023"/>
        </table:table-row>
        <table:table-row table:style-name="ro1">
          <table:table-cell table:style-name="ce130" office:value-type="string">
            <text:p>TFP095</text:p>
          </table:table-cell>
          <table:table-cell table:number-columns-repeated="1023"/>
        </table:table-row>
        <table:table-row table:style-name="ro1">
          <table:table-cell table:style-name="ce131" office:value-type="string">
            <text:p>TFP096</text:p>
          </table:table-cell>
          <table:table-cell table:number-columns-repeated="1023"/>
        </table:table-row>
        <table:table-row table:style-name="ro1">
          <table:table-cell table:style-name="ce131" office:value-type="string">
            <text:p>TFP097</text:p>
          </table:table-cell>
          <table:table-cell table:number-columns-repeated="1023"/>
        </table:table-row>
        <table:table-row table:style-name="ro1" table:number-rows-repeated="12">
          <table:table-cell table:style-name="ce121"/>
          <table:table-cell table:number-columns-repeated="1023"/>
        </table:table-row>
        <table:table-row table:style-name="ro1" table:number-rows-repeated="65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1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09T11:35:11.76</dc:date>
    <meta:editing-cycles>95</meta:editing-cycles>
    <meta:editing-duration>PT10H07M50S</meta:editing-duration>
    <meta:document-statistic meta:table-count="4" meta:cell-count="1339" meta:object-count="0"/>
  </office:meta>
</office:document-meta>
</file>